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9.135cm" fo:margin-left="-0.123cm" fo:margin-top="0cm" fo:margin-bottom="0cm" table:align="left" style:writing-mode="lr-tb"/>
    </style:style>
    <style:style style:name="Tableau1.A" style:family="table-column">
      <style:table-column-properties style:column-width="6.872cm"/>
    </style:style>
    <style:style style:name="Tableau1.B" style:family="table-column">
      <style:table-column-properties style:column-width="12.261cm"/>
    </style:style>
    <style:style style:name="Tableau1.1" style:family="table-row">
      <style:table-row-properties style:keep-together="true" fo:keep-together="auto"/>
    </style:style>
    <style:style style:name="Tableau1.A1" style:family="table-cell">
      <style:table-cell-properties fo:background-color="#ffffff" fo:padding-left="0.106cm" fo:padding-right="0.123cm" fo:padding-top="0cm" fo:padding-bottom="0cm" fo:border-left="0.018cm solid #000001" fo:border-right="none" fo:border-top="0.018cm solid #000001" fo:border-bottom="0.018cm solid #000001">
        <style:background-image/>
      </style:table-cell-properties>
    </style:style>
    <style:style style:name="Tableau1.B1" style:family="table-cell">
      <style:table-cell-properties fo:background-color="#ffffff" fo:padding-left="0.106cm" fo:padding-right="0.123cm" fo:padding-top="0cm" fo:padding-bottom="0cm" fo:border="0.018cm solid #000001">
        <style:background-image/>
      </style:table-cell-properties>
    </style:style>
    <style:style style:name="Tableau2" style:family="table">
      <style:table-properties style:width="19.135cm" fo:margin-left="-0.123cm" fo:margin-top="0cm" fo:margin-bottom="0cm" table:align="left" style:writing-mode="lr-tb"/>
    </style:style>
    <style:style style:name="Tableau2.A" style:family="table-column">
      <style:table-column-properties style:column-width="11.883cm"/>
    </style:style>
    <style:style style:name="Tableau2.B" style:family="table-column">
      <style:table-column-properties style:column-width="7.25cm"/>
    </style:style>
    <style:style style:name="Tableau2.1" style:family="table-row">
      <style:table-row-properties style:keep-together="true" fo:keep-together="auto"/>
    </style:style>
    <style:style style:name="Tableau2.A1" style:family="table-cell">
      <style:table-cell-properties fo:background-color="#ffffff" fo:padding-left="0.106cm" fo:padding-right="0.123cm" fo:padding-top="0cm" fo:padding-bottom="0cm" fo:border-left="0.018cm solid #000001" fo:border-right="none" fo:border-top="0.018cm solid #000001" fo:border-bottom="0.018cm solid #000001">
        <style:background-image/>
      </style:table-cell-properties>
    </style:style>
    <style:style style:name="Tableau2.B1" style:family="table-cell">
      <style:table-cell-properties fo:background-color="#ffffff" fo:padding-left="0.106cm" fo:padding-right="0.123cm" fo:padding-top="0cm" fo:padding-bottom="0cm" fo:border="0.018cm solid #000001">
        <style:background-image/>
      </style:table-cell-properties>
    </style:style>
    <style:style style:name="Tableau2.8" style:family="table-row">
      <style:table-row-properties style:min-row-height="3.334cm" style:keep-together="true" fo:keep-together="auto"/>
    </style:style>
    <style:style style:name="P1" style:family="paragraph" style:parent-style-name="Standard">
      <style:paragraph-properties fo:margin-left="1cm" fo:margin-right="0cm" fo:margin-top="0.212cm" fo:margin-bottom="0.212cm" fo:text-indent="-1cm" style:auto-text-indent="false">
        <style:tab-stops>
          <style:tab-stop style:position="1.76cm"/>
        </style:tab-stops>
      </style:paragraph-properties>
    </style:style>
    <style:style style:name="P2" style:family="paragraph" style:parent-style-name="Standard">
      <style:paragraph-properties fo:margin-top="0.212cm" fo:margin-bottom="0.212cm"/>
    </style:style>
    <style:style style:name="P3" style:family="paragraph" style:parent-style-name="Standard">
      <style:text-properties style:font-name="Calibri" fo:language="fr" fo:country="BE" style:font-name-complex="Calibri1"/>
    </style:style>
    <style:style style:name="P4" style:family="paragraph" style:parent-style-name="Standard">
      <style:paragraph-properties fo:hyphenation-ladder-count="no-limit"/>
      <style:text-properties style:font-name="Calibri" fo:font-size="12pt" fo:language="fr" fo:country="BE" style:text-underline-style="solid" style:text-underline-width="auto" style:text-underline-color="font-color" style:font-size-asian="12pt" style:font-name-complex="Calibri1" style:font-size-complex="12pt" fo:hyphenate="true" fo:hyphenation-remain-char-count="2" fo:hyphenation-push-char-count="2"/>
    </style:style>
    <style:style style:name="P5" style:family="paragraph" style:parent-style-name="Standard">
      <style:paragraph-properties fo:margin-top="0.212cm" fo:margin-bottom="0.212cm"/>
    </style:style>
    <style:style style:name="P6" style:family="paragraph" style:parent-style-name="Standard">
      <style:paragraph-properties fo:margin-top="0.212cm" fo:margin-bottom="0.212cm"/>
      <style:text-properties style:font-name="Calibri" fo:language="fr" fo:country="BE" style:font-name-complex="Calibri1"/>
    </style:style>
    <style:style style:name="P7" style:family="paragraph" style:parent-style-name="Standard" style:master-page-name="Standard">
      <style:paragraph-properties fo:margin-top="0.212cm" fo:margin-bottom="0.212cm" style:page-number="auto"/>
    </style:style>
    <style:style style:name="P8" style:family="paragraph" style:parent-style-name="Standard">
      <style:paragraph-properties fo:margin-top="0.212cm" fo:margin-bottom="0.423cm" fo:line-height="150%"/>
    </style:style>
    <style:style style:name="P9" style:family="paragraph" style:parent-style-name="Standard">
      <style:paragraph-properties fo:margin-top="0.212cm" fo:margin-bottom="0.423cm" fo:line-height="150%"/>
      <style:text-properties style:font-name="Calibri" fo:language="fr" fo:country="BE" style:font-name-complex="Calibri1"/>
    </style:style>
    <style:style style:name="P10" style:family="paragraph" style:parent-style-name="Standard">
      <style:paragraph-properties fo:margin-left="0.51cm" fo:margin-right="0cm" fo:margin-top="0.212cm" fo:margin-bottom="0.423cm" fo:line-height="150%" fo:text-indent="-0.51cm" style:auto-text-indent="false"/>
    </style:style>
    <style:style style:name="P11" style:family="paragraph" style:parent-style-name="Standard">
      <style:paragraph-properties fo:margin-left="1cm" fo:margin-right="0cm" fo:margin-top="0.212cm" fo:margin-bottom="0.212cm" fo:text-indent="-1cm" style:auto-text-indent="false">
        <style:tab-stops>
          <style:tab-stop style:position="1.005cm"/>
        </style:tab-stops>
      </style:paragraph-properties>
    </style:style>
    <style:style style:name="P12" style:family="paragraph" style:parent-style-name="Standard">
      <style:paragraph-properties fo:margin-left="1cm" fo:margin-right="0cm" fo:margin-top="0.212cm" fo:margin-bottom="0.212cm" fo:text-indent="-1cm" style:auto-text-indent="false">
        <style:tab-stops>
          <style:tab-stop style:position="1.005cm"/>
        </style:tab-stops>
      </style:paragraph-properties>
      <style:text-properties style:font-name="Calibri" fo:language="fr" fo:country="BE" style:font-name-complex="Calibri1"/>
    </style:style>
    <style:style style:name="P13" style:family="paragraph" style:parent-style-name="Standard">
      <style:paragraph-properties fo:margin-left="1cm" fo:margin-right="0cm" fo:margin-top="0.212cm" fo:margin-bottom="0.212cm" fo:text-indent="-1cm" style:auto-text-indent="false">
        <style:tab-stops>
          <style:tab-stop style:position="1.005cm"/>
        </style:tab-stops>
      </style:paragraph-properties>
      <style:text-properties style:font-name="Calibri" fo:language="fr" fo:country="BE" style:font-name-complex="Calibri1"/>
    </style:style>
    <style:style style:name="P14" style:family="paragraph" style:parent-style-name="Standard">
      <style:paragraph-properties fo:margin-left="1cm" fo:margin-right="0cm" fo:margin-top="0.212cm" fo:margin-bottom="0.212cm" fo:text-indent="-1cm" style:auto-text-indent="false">
        <style:tab-stops>
          <style:tab-stop style:position="1.51cm"/>
        </style:tab-stops>
      </style:paragraph-properties>
    </style:style>
    <style:style style:name="P15" style:family="paragraph" style:parent-style-name="Standard">
      <style:paragraph-properties fo:margin-left="1cm" fo:margin-right="0cm" fo:margin-top="0.212cm" fo:margin-bottom="0.212cm" fo:text-indent="-1cm" style:auto-text-indent="false">
        <style:tab-stops>
          <style:tab-stop style:position="1.76cm"/>
        </style:tab-stops>
      </style:paragraph-properties>
    </style:style>
    <style:style style:name="P16" style:family="paragraph" style:parent-style-name="Standard">
      <style:paragraph-properties fo:margin-left="1cm" fo:margin-right="0cm" fo:margin-top="0.212cm" fo:margin-bottom="0.212cm" fo:text-indent="-1cm" style:auto-text-indent="false">
        <style:tab-stops>
          <style:tab-stop style:position="1.76cm"/>
        </style:tab-stops>
      </style:paragraph-properties>
    </style:style>
    <style:style style:name="P17" style:family="paragraph" style:parent-style-name="Heading_20_1" style:list-style-name="WWNum2">
      <style:paragraph-properties fo:margin-top="0.423cm" fo:margin-bottom="0.423cm"/>
    </style:style>
    <style:style style:name="P18" style:family="paragraph" style:parent-style-name="Heading_20_1" style:list-style-name="WWNum2">
      <style:paragraph-properties fo:margin-top="0.423cm" fo:margin-bottom="0.423cm" fo:break-before="page"/>
    </style:style>
    <style:style style:name="T1" style:family="text">
      <style:text-properties style:font-name="Calibri" fo:language="fr" fo:country="BE" style:font-name-complex="Calibri1"/>
    </style:style>
    <style:style style:name="T2" style:family="text">
      <style:text-properties style:font-name="Calibri" style:font-name-complex="Calibri1"/>
    </style:style>
    <style:style style:name="T3" style:family="text">
      <style:text-properties style:font-name="Calibri" fo:font-size="18pt" fo:language="fr" fo:country="BE" fo:font-style="italic" style:text-underline-style="solid" style:text-underline-type="double" style:text-underline-width="auto" style:text-underline-color="font-color" style:font-size-asian="18pt" style:font-style-asian="italic" style:font-name-complex="Calibri1"/>
    </style:style>
    <style:style style:name="T4" style:family="text">
      <style:text-properties style:font-name="Calibri" fo:font-size="16pt" fo:language="fr" fo:country="BE" fo:font-style="italic" style:font-size-asian="16pt" style:font-style-asian="italic" style:font-name-complex="Calibri1"/>
    </style:style>
    <style:style style:name="T5" style:family="text">
      <style:text-properties style:font-name="Calibri" fo:font-size="12pt" style:font-size-asian="12pt" style:font-name-complex="Calibri1" style:font-size-complex="12pt"/>
    </style:style>
    <style:style style:name="T6" style:family="text">
      <style:text-properties style:font-name="Calibri" fo:font-size="12pt" fo:language="fr" fo:country="BE" fo:font-style="italic" style:text-underline-style="solid" style:text-underline-width="auto" style:text-underline-color="font-color" style:font-size-asian="12pt" style:font-style-asian="italic" style:font-name-complex="Calibri1"/>
    </style:style>
    <style:style style:name="T7" style:family="text">
      <style:text-properties style:font-name="Calibri" fo:language="fr" fo:country="BE" style:font-name-complex="Calibri1"/>
    </style:style>
    <style:style style:name="T8" style:family="text">
      <style:text-properties style:font-name="Calibri" fo:font-size="10pt" fo:font-style="italic" style:text-underline-style="none" style:font-size-asian="10pt" style:font-style-asian="italic" style:font-name-complex="Calibri1" style:font-size-complex="10pt"/>
    </style:style>
    <style:style style:name="T9" style:family="text">
      <style:text-properties style:text-underline-style="solid" style:text-underline-width="auto" style:text-underline-color="font-color"/>
    </style:style>
  </office:automatic-styles>
  <office:body>
    <office:text text:use-soft-page-breaks="true">
      <text:tracked-changes>
        <text:changed-region xml:id="ct308014752" text:id="ct308014752">
          <text:deletion>
            <office:change-info>
              <dc:creator>Christopher Sacre </dc:creator>
              <dc:date>2017-05-17T15:07:00</dc:date>
            </office:change-info>
            <text:p text:style-name="Standard"><text:span text:style-name="T1"/></text:p>
            <text:p text:style-name="Standard"><text:span text:style-name="T1"/></text:p>
          </text:deletion>
        </text:changed-region>
        <text:changed-region xml:id="ct234389376" text:id="ct234389376">
          <text:deletion>
            <office:change-info>
              <dc:creator>Invité</dc:creator>
              <dc:date>2017-05-16T11:01:00</dc:date>
            </office:change-info>
            <text:p text:style-name="P1"><text:span text:style-name="T1"><text:line-break/></text:span></text:p>
          </text:deletion>
        </text:changed-region>
        <text:changed-region xml:id="ct234389792" text:id="ct234389792">
          <text:insertion>
            <office:change-info>
              <dc:creator>Invité</dc:creator>
              <dc:date>2017-05-16T11:04:00</dc:date>
            </office:change-info>
          </text:insertion>
        </text:changed-region>
        <text:changed-region xml:id="ct234389896" text:id="ct234389896">
          <text:deletion>
            <office:change-info>
              <dc:creator>Invité</dc:creator>
              <dc:date>2017-05-16T11:04:00</dc:date>
            </office:change-info>
            <text:p text:style-name="P2"><text:span text:style-name="T1">c</text:span></text:p>
          </text:deletion>
        </text:changed-region>
        <text:changed-region xml:id="ct234390104" text:id="ct234390104">
          <text:deletion>
            <office:change-info>
              <dc:creator>Invité</dc:creator>
              <dc:date>2017-05-16T11:04:00</dc:date>
            </office:change-info>
            <text:p text:style-name="P2"><text:span text:style-name="T1"><text:s/></text:span></text:p>
          </text:deletion>
        </text:changed-region>
        <text:changed-region xml:id="ct234386984" text:id="ct234386984">
          <text:insertion>
            <office:change-info>
              <dc:creator>Invité</dc:creator>
              <dc:date>2017-05-16T11:04:00</dc:date>
            </office:change-info>
          </text:insertion>
        </text:changed-region>
        <text:changed-region xml:id="ct234387296" text:id="ct234387296">
          <text:deletion>
            <office:change-info>
              <dc:creator>Invité</dc:creator>
              <dc:date>2017-05-16T11:05:00</dc:date>
            </office:change-info>
            <text:p text:style-name="P2"><text:span text:style-name="T1">c</text:span></text:p>
          </text:deletion>
        </text:changed-region>
        <text:changed-region xml:id="ct234390624" text:id="ct234390624">
          <text:insertion>
            <office:change-info>
              <dc:creator>Invité</dc:creator>
              <dc:date>2017-05-16T11:05:00</dc:date>
            </office:change-info>
          </text:insertion>
        </text:changed-region>
        <text:changed-region xml:id="ct234390312" text:id="ct234390312">
          <text:deletion>
            <office:change-info>
              <dc:creator>Invité</dc:creator>
              <dc:date>2017-05-16T11:05:00</dc:date>
            </office:change-info>
            <text:p text:style-name="P2"><text:span text:style-name="T1"><text:s/></text:span></text:p>
          </text:deletion>
        </text:changed-region>
        <text:changed-region xml:id="ct234390416" text:id="ct234390416">
          <text:insertion>
            <office:change-info>
              <dc:creator>Invité</dc:creator>
              <dc:date>2017-05-16T11:05:00</dc:date>
            </office:change-info>
          </text:insertion>
        </text:changed-region>
        <text:changed-region xml:id="ct234390728" text:id="ct234390728">
          <text:insertion>
            <office:change-info>
              <dc:creator>Invité</dc:creator>
              <dc:date>2017-05-16T11:05:00</dc:date>
            </office:change-info>
          </text:insertion>
        </text:changed-region>
        <text:changed-region xml:id="ct234390936" text:id="ct234390936">
          <text:deletion>
            <office:change-info>
              <dc:creator>Invité</dc:creator>
              <dc:date>2017-05-16T11:05:00</dc:date>
            </office:change-info>
            <text:p text:style-name="P2"><text:span text:style-name="T1">c</text:span></text:p>
          </text:deletion>
        </text:changed-region>
        <text:changed-region xml:id="ct234390832" text:id="ct234390832">
          <text:deletion>
            <office:change-info>
              <dc:creator>Invité</dc:creator>
              <dc:date>2017-05-16T11:05:00</dc:date>
            </office:change-info>
            <text:p text:style-name="P2"><text:span text:style-name="T1"><text:s/></text:span></text:p>
          </text:deletion>
        </text:changed-region>
        <text:changed-region xml:id="ct234390520" text:id="ct234390520">
          <text:insertion>
            <office:change-info>
              <dc:creator>Invité</dc:creator>
              <dc:date>2017-05-16T11:05:00</dc:date>
            </office:change-info>
          </text:insertion>
        </text:changed-region>
        <text:changed-region xml:id="ct311248976" text:id="ct311248976">
          <text:insertion>
            <office:change-info>
              <dc:creator>Christopher Sacre </dc:creator>
              <dc:date>2017-05-17T16:01:00</dc:date>
            </office:change-info>
          </text:insertion>
        </text:changed-region>
        <text:changed-region xml:id="ct234895192" text:id="ct234895192">
          <text:insertion>
            <office:change-info>
              <dc:creator>Bernard Henriet</dc:creator>
              <dc:date>2017-05-16T08:09:00</dc:date>
            </office:change-info>
          </text:insertion>
        </text:changed-region>
        <text:changed-region xml:id="ct234895296" text:id="ct234895296">
          <text:deletion>
            <office:change-info>
              <dc:creator>Christopher Sacre </dc:creator>
              <dc:date>2017-05-17T15:06:00</dc:date>
            </office:change-info>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Papayoo</text:span><text:span text:style-name="T4"> :</text:span><text:span text:style-name="T6"> test effectué sur Albert</text:span></text:p>
      <text:p text:style-name="P2"><text:span text:style-name="T1">Nom et prénom des étudiants : Maniet Antoine et Sacré Christopher</text:span></text:p>
      <text:list xml:id="list5116005868656039264" text:style-name="WWNum2">
        <text:list-item>
          <text:h text:style-name="P17" text:outline-level="1"><text:span text:style-name="T5">Découpe en module</text:span></text:h>
        </text:list-item>
      </text:list>
      <text:p text:style-name="Standard"><text:span text:style-name="T1">Donnez ci-dessous la liste des fichiers que comprend votre application :</text:span><text:change text:change-id="ct308014752"/></text:p>
      <text:p text:style-name="P3">-ipc.h</text:p>
      <text:p text:style-name="P3">-ipc.c</text:p>
      <text:p text:style-name="P3">-serveur.h</text:p>
      <text:p text:style-name="P3">-serveur.c</text:p>
      <text:p text:style-name="P3">-joueur.h</text:p>
      <text:p text:style-name="P3">-joueur.c</text:p>
      <text:p text:style-name="P3">-socket.c</text:p>
      <text:p text:style-name="P3">-socket.h</text:p>
      <text:p text:style-name="P3">-global.h</text:p>
      <text:list xml:id="list36253705" text:continue-numbering="true" text:style-name="WWNum2">
        <text:list-item>
          <text:h text:style-name="P17" text:outline-level="1"><text:span text:style-name="T5">Programmation </text:span><text:span text:style-name="T8">mettez un commentaire qui explique où en est votre application pour les items donnés ci-dessous :</text:span><text:span text:style-name="T2"> </text:span></text:h>
        </text:list-item>
      </text:list>
      <table:table table:name="Tableau1" table:style-name="Tableau1">
        <table:table-column table:style-name="Tableau1.A"/>
        <table:table-column table:style-name="Tableau1.B"/>
        <table:table-row table:style-name="Tableau1.1">
          <table:table-cell table:style-name="Tableau1.A1" office:value-type="string">
            <text:p text:style-name="P8"><text:span text:style-name="T1">Makefile</text:span></text:p>
          </table:table-cell>
          <table:table-cell table:style-name="Tableau1.B1" office:value-type="string">
            <text:p text:style-name="P9">Fonctionne normalement, tous les fichiers y sont repris, l'application se crée sans soucis. (cf Makefile).</text:p>
          </table:table-cell>
        </table:table-row>
        <table:table-row table:style-name="Tableau1.1">
          <table:table-cell table:style-name="Tableau1.A1" office:value-type="string">
            <text:p text:style-name="P8"><text:span text:style-name="T1">Dialogue TCP/IP</text:span></text:p>
          </table:table-cell>
          <table:table-cell table:style-name="Tableau1.B1" office:value-type="string">
            <text:p text:style-name="P9">La connexion entre le serveur et plusieurs joueurs se passe correctement, la transmission entre ces derniers se fait sans soucis. La déconnexion d'un joueur ou du serveur est également prise en charge. (cf ipc.c ipc.h)</text:p>
          </table:table-cell>
        </table:table-row>
        <table:table-row table:style-name="Tableau1.1">
          <table:table-cell table:style-name="Tableau1.A1" office:value-type="string">
            <text:p text:style-name="P8"><text:span text:style-name="T1">Mémoire partagée</text:span></text:p>
          </table:table-cell>
          <table:table-cell table:style-name="Tableau1.B1" office:value-type="string">
            <text:p text:style-name="P9">La mémoire est initialisée, utilisée par les différents composants : le serveur lit et écrit tandis que les joueurs ne font que lire. La suprression de cette dernière est prévue lors de la fin de son utilisation.</text:p>
          </table:table-cell>
        </table:table-row>
        <table:table-row table:style-name="Tableau1.1">
          <table:table-cell table:style-name="Tableau1.A1" office:value-type="string">
            <text:p text:style-name="P8"><text:span text:style-name="T1">Sémaphores</text:span></text:p>
          </table:table-cell>
          <table:table-cell table:style-name="Tableau1.B1" office:value-type="string">
            <text:p text:style-name="P9">Les sémaphores sont correctement initialisées, et utilisée par les différents composants, la suppression de ces dernières sont prévues lors de la fin de leur utilisation (Actuellement il reste un problème à gérer qui est la suppression peut être un peu rapide des sémaphores)</text:p>
          </table:table-cell>
        </table:table-row>
        <table:table-row table:style-name="Tableau1.1">
          <table:table-cell table:style-name="Tableau1.A1" office:value-type="string">
            <text:p text:style-name="P8"><text:span text:style-name="T1">Algorithme des écrivains-lecteurs</text:span></text:p>
          </table:table-cell>
          <table:table-cell table:style-name="Tableau1.B1" office:value-type="string">
            <text:p text:style-name="P9">La lecture / écriture dans la mémoire partagée se fait à l'aide de l'algorithme de Courtois tel que vus au cours.</text:p>
          </table:table-cell>
        </table:table-row>
        <table:table-row table:style-name="Tableau1.1">
          <table:table-cell table:style-name="Tableau1.A1" office:value-type="string">
            <text:p text:style-name="P8"><text:span text:style-name="T1">Paramétrisation (tps d'inscription, ..)</text:span></text:p>
          </table:table-cell>
          <table:table-cell table:style-name="Tableau1.B1" office:value-type="string">
            <text:p text:style-name="P9">Seul deux paramètres sont accepté pour le serveur : le port ainsi que l'ip du serveur. Pour le serveur un seul paramètre est obligatoire : le port (le deuxième le fichier d'erreur permet de spécifier si il faut rediriger la sortie d'erreur au sein d'un fichier (le nom de ce fichier est alors passé en paramètre). Le reste de la paramétrisation se fait surtout via le fichier global.h (les autres fichiers d'en tête comportant surtout des constantes, propre à leur fonction.</text:p>
          </table:table-cell>
        </table:table-row>
        <text:soft-page-break/>
        <table:table-row table:style-name="Tableau1.1">
          <table:table-cell table:style-name="Tableau1.A1" office:value-type="string">
            <text:p text:style-name="P10"><text:span text:style-name="T1">Logique du jeu<text:line-break/>inscription<text:line-break/>distribution des cartes<text:line-break/>un tour<text:line-break/>une manche<text:line-break/>calcul du score<text:line-break/>affichage du gagnant</text:span></text:p>
          </table:table-cell>
          <table:table-cell table:style-name="Tableau1.B1" office:value-type="string">
            <text:p text:style-name="P9"><text:span text:style-name="T9">Inscription : </text:span>l'inscription est complètement implémentées (la partyie se lance après que le temps étant définis est écoulé et qu'au moins deux joueurs sont présent. Durant cette phase on accepte les connexions entrantes et on enregistre les pseudos des joueurs.</text:p>
          </table:table-cell>
        </table:table-row>
      </table:table>
      <text:p text:style-name="P4"/>
      <text:p text:style-name="P4"/>
      <text:list xml:id="list36242015" text:continue-numbering="true" text:style-name="WWNum2">
        <text:list-item>
          <text:h text:style-name="P18" text:outline-level="1"><text:span text:style-name="T5">Exécution </text:span></text:h>
        </text:list-item>
      </text:list>
      <table:table table:name="Tableau2" table:style-name="Tableau2">
        <table:table-column table:style-name="Tableau2.A"/>
        <table:table-column table:style-name="Tableau2.B"/>
        <table:table-row table:style-name="Tableau2.1">
          <table:table-cell table:style-name="Tableau2.A1" office:value-type="string">
            <text:p text:style-name="P6"/>
          </table:table-cell>
          <table:table-cell table:style-name="Tableau2.B1" office:value-type="string">
            <text:p text:style-name="P2"><text:span text:style-name="T1">commentaire</text:span></text:p>
          </table:table-cell>
        </table:table-row>
        <table:table-row table:style-name="Tableau2.1">
          <table:table-cell table:style-name="Tableau2.A1" office:value-type="string">
            <text:p text:style-name="P11"><text:span text:style-name="T1">Modifier durée du time out (10 secondes) et le nombre maximum de joueurs (3) <text:s/>et le nombre de plis par partie (3 ou 4) puis lancer le makefile</text:span></text:p>
          </table:table-cell>
          <table:table-cell table:style-name="Tableau2.B1" office:value-type="string">
            <text:p text:style-name="P12">Ces informations se trouvent dans le fichier</text:p>
            <text:p text:style-name="P12">global.h respectivement : durée timeout =</text:p>
            <text:p text:style-name="P12">INSCRIPTION,_TIME, nombre de plis =</text:p>
            <text:p text:style-name="P12">NOMBRE_MANCHE et le nombre de joueurs</text:p>
            <text:p text:style-name="P12">= MAX_PLAYER</text:p>
          </table:table-cell>
        </table:table-row>
        <table:table-row table:style-name="Tableau2.1">
          <table:table-cell table:style-name="Tableau2.A1" office:value-type="string">
            <text:p text:style-name="P11"><text:span text:style-name="T1">Lancer un joueur sans serveur</text:span></text:p>
          </table:table-cell>
          <table:table-cell table:style-name="Tableau2.B1" office:value-type="string">
            <text:p text:style-name="P12">Un message d'erreur approprié est affiché </text:p>
            <text:p text:style-name="P12">et le processus joueur se termine.</text:p>
          </table:table-cell>
        </table:table-row>
        <table:table-row table:style-name="Tableau2.1">
          <table:table-cell table:style-name="Tableau2.A1" office:value-type="string">
            <text:p text:style-name="P11"><text:span text:style-name="T1">Lancer deux serveurs</text:span></text:p>
          </table:table-cell>
          <table:table-cell table:style-name="Tableau2.B1" office:value-type="string">
            <text:p text:style-name="P12">Le premier serveur se lance sans problème,</text:p>
            <text:p text:style-name="P12">pour ce qui est du deuxième, un message</text:p>
            <text:p text:style-name="P12">d'erreur apparaît et le processus serveur se</text:p>
            <text:p text:style-name="P12">termine.</text:p>
          </table:table-cell>
        </table:table-row>
        <table:table-row table:style-name="Tableau2.1">
          <table:table-cell table:style-name="Tableau2.A1" office:value-type="string">
            <text:p text:style-name="P14">Attendre 10 secondes </text:p>
          </table:table-cell>
          <table:table-cell table:style-name="Tableau2.B1" office:value-type="string">
            <text:p text:style-name="P12">Rien ne se passe.</text:p>
          </table:table-cell>
        </table:table-row>
        <table:table-row table:style-name="Tableau2.1">
          <table:table-cell table:style-name="Tableau2.A1" office:value-type="string">
            <text:p text:style-name="P14"><text:span text:style-name="T1">Lancer un joueur, attendre 10 secondes<text:line-break/>→ vérifier que la partie est annulée</text:span></text:p>
          </table:table-cell>
          <table:table-cell table:style-name="Tableau2.B1" office:value-type="string">
            <text:p text:style-name="P12">La partie n'est pas annulée par choix de</text:p>
            <text:p text:style-name="P12">notre part, le serveur reste en attente tant</text:p>
            <text:p text:style-name="P12">que deux pseudos ne sont pas connus et</text:p>
            <text:p text:style-name="P12">que le délai n'est pas dépassé.</text:p>
          </table:table-cell>
        </table:table-row>
        <table:table-row table:style-name="Tableau2.1">
          <table:table-cell table:style-name="Tableau2.A1" office:value-type="string">
            <text:p text:style-name="P1"><text:span text:style-name="T1">Lancer un serveur et deux joueurs<text:line-break/>→ démarrage après 10 secondes<text:line-break/>→ vérifier le déroulement du jeu<text:line-break/>→ vérifier qu’il y a bien un gagnant<text:line-break/>→ vérifier que les joueurs se terminent<text:line-break/>→ vérifier que le serveur se réinitialise</text:span><text:change text:change-id="ct234389376"/></text:p>
          </table:table-cell>
          <table:table-cell table:style-name="Tableau2.B1" office:value-type="string">
            <text:p text:style-name="P12">DEBUGGING</text:p>
          </table:table-cell>
        </table:table-row>
        <table:table-row table:style-name="Tableau2.8">
          <table:table-cell table:style-name="Tableau2.A1" office:value-type="string">
            <text:p text:style-name="P2"><text:span text:style-name="T1">Si le serveur est ko, le relancer. Puis lancer deux joueurs, en arrêter un et en relancer un autre ,</text:span></text:p>
          </table:table-cell>
          <table:table-cell table:style-name="Tableau2.B1" office:value-type="string">
            <text:p text:style-name="P6">Si les joueurs n'ont pas introduit leur pseudo cela n'a aucun impact (il n'était pas considéré comme des joueurs mais comme de potentiel joueurs (si le nombre de joueurs descend en dessous de deux alors le serveur se ferme).</text:p>
          </table:table-cell>
        </table:table-row>
        <table:table-row table:style-name="Tableau2.1">
          <table:table-cell table:style-name="Tableau2.A1" office:value-type="string">
            <text:p text:style-name="P2"><text:span text:style-name="T1">jouer, un joueur introduit un </text:span><text:change-start text:change-id="ct234389792"/><text:span text:style-name="T1">C</text:span><text:change-end text:change-id="ct234389792"/><text:change text:change-id="ct234389896"/><text:span text:style-name="T1">trl</text:span><text:change text:change-id="ct234390104"/><text:change-start text:change-id="ct234386984"/><text:span text:style-name="T1">-</text:span><text:change-end text:change-id="ct234386984"/><text:span text:style-name="T1">D → il se termine <text:s/>→ la partie s’arrête</text:span></text:p>
          </table:table-cell>
          <table:table-cell table:style-name="Tableau2.B1" office:value-type="string">
            <text:p text:style-name="P6">Le serveur l’interprète comme demandé et ferme la connexion du joueur. Étant donné que l'on a moins de deux joueurs, la partie s'arrête. Le serveur se ferme malheureusement également, nous n'avons malheureusement pas eu le temps de terminer le fait que le serveur tourne en continu).</text:p>
          </table:table-cell>
        </table:table-row>
        <table:table-row table:style-name="Tableau2.1">
          <table:table-cell table:style-name="Tableau2.A1" office:value-type="string">
            <text:p text:style-name="P2"><text:span text:style-name="T1">Si le serveur est ko, le relancer. Puis lancer deux joueurs et jouer, <text:line-break/> <text:tab/>un joueur introduit un </text:span><text:change text:change-id="ct234387296"/><text:change-start text:change-id="ct234390624"/><text:span text:style-name="T1">C</text:span><text:change-end text:change-id="ct234390624"/><text:span text:style-name="T1">trl</text:span><text:change text:change-id="ct234390312"/><text:change-start text:change-id="ct234390416"/><text:span text:style-name="T1">-</text:span><text:change-end text:change-id="ct234390416"/><text:span text:style-name="T1">D → il se termine <text:s/>→ la partie s’arrête</text:span></text:p>
          </table:table-cell>
          <table:table-cell table:style-name="Tableau2.B1" office:value-type="string">
            <text:p text:style-name="P6">Cela se passe exactement comme à l'étape précédente.</text:p>
          </table:table-cell>
        </table:table-row>
        <text:soft-page-break/>
        <table:table-row table:style-name="Tableau2.1">
          <table:table-cell table:style-name="Tableau2.A1" office:value-type="string">
            <text:p text:style-name="P2"><text:span text:style-name="T1">Si le serveur est ko, le relancer. Puis lancer deux joueurs et jouer, <text:line-break/> <text:tab/>un joueur introduit un </text:span><text:change-start text:change-id="ct234390728"/><text:span text:style-name="T1">C</text:span><text:change-end text:change-id="ct234390728"/><text:change text:change-id="ct234390936"/><text:span text:style-name="T1">trl</text:span><text:change text:change-id="ct234390832"/><text:change-start text:change-id="ct234390520"/><text:span text:style-name="T1">-</text:span><text:change-end text:change-id="ct234390520"/><text:span text:style-name="T1">C → il se termine <text:s/>→ la partie s’arrête</text:span></text:p>
          </table:table-cell>
          <table:table-cell table:style-name="Tableau2.B1" office:value-type="string">
            <text:p text:style-name="P6">Le serveur récupère le fait que le socket de l'utilisateur est fermé et préviens les autres utilisateurs, dans le cas ou il y a moins de deux joueurs il ne prévient pas les autres utilisateurs mais mets fin à la partie.</text:p>
          </table:table-cell>
        </table:table-row>
        <table:table-row table:style-name="Tableau2.1">
          <table:table-cell table:style-name="Tableau2.A1" office:value-type="string">
            <text:p text:style-name="P2"><text:span text:style-name="T1">Si le serveur est ko, le relancer. Puis lancer deux joueurs et jouer, <text:line-break/> <text:tab/>lancer un joueur suppléme</text:span><text:bookmark text:name="_GoBack"/><text:span text:style-name="T1">ntaire → il est refusé<text:line-break/> <text:tab/>tuer un joueur <text:s/>(kill -9) → la partie s’arrête</text:span></text:p>
          </table:table-cell>
          <table:table-cell table:style-name="Tableau2.B1" office:value-type="string">
            <text:p text:style-name="P6">Un message d 'erreur approprié est affiché sur la console du joueur tentant de se connecter en retard, son processus se termine. <text:s/>Pour ce qui est du kill -9 cela se traite comme pour le CTRL-C, le serveur l'intercepte et effectue le traitement approprié (Si moins de deux joueurs mets fin à la partie ou<text:change-start text:change-id="ct311248976"/> <text:change-end text:change-id="ct311248976"/>sinon déconnecte le joueur.</text:p>
          </table:table-cell>
        </table:table-row>
        <table:table-row table:style-name="Tableau2.1">
          <table:table-cell table:style-name="Tableau2.A1" office:value-type="string">
            <text:p text:style-name="P2"><text:span text:style-name="T1">Si le serveur est ko, le relancer. <text:line-break/>Lancer quatre joueurs dans les 10 secondes prévues pour l’inscription,<text:line-break/> <text:tab/>vérifier que le dernier candidat est refusé <text:line-break/> <text:tab/>commencer la partie<text:line-break/> <text:tab/>tuer un joueur → la partie s’arrête</text:span></text:p>
          </table:table-cell>
          <table:table-cell table:style-name="Tableau2.B1" office:value-type="string">
            <text:p text:style-name="P6">Un message d'erreur approprié est afficher pour le joueur supplémentaire et son processus se termine. Actuellement la partie ne s'arrête que si nous avons moins de deux joueurs.</text:p>
          </table:table-cell>
        </table:table-row>
        <table:table-row table:style-name="Tableau2.1">
          <table:table-cell table:style-name="Tableau2.A1" office:value-type="string">
            <text:p text:style-name="P2"><text:span text:style-name="T2">R</text:span><text:span text:style-name="T1">elancer</text:span><text:change-start text:change-id="ct234895192"/><text:span text:style-name="T1"> </text:span><text:change-end text:change-id="ct234895192"/><text:span text:style-name="T1">un serveur et trois joueurs puis tuer le serveur (Ctrl-C) → les joueurs s'en vont gentiment et <text:s/>les ipc sont bien supprimés</text:span></text:p>
          </table:table-cell>
          <table:table-cell table:style-name="Tableau2.B1" office:value-type="string">
            <text:p text:style-name="P6">Les joueurs sont prévenus de l'interruption du serveur. TODO vérifier la suppression des IPCs.</text:p>
          </table:table-cell>
        </table:table-row>
      </table:table>
      <text:p text:style-name="P2"><text:change text:change-id="ct2348952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BE" style:font-size-asian="10pt" style:language-asian="fr" style:country-asian="B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BE" style:font-name-asian="Times New Roman1" style:font-size-asian="10pt" style:language-asian="fr" style:country-asian="B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fo:color="#00000a" style:font-name="Arial" fo:font-size="11pt" fo:language="fr" fo:country="FR" style:font-size-asian="11pt" style:language-asian="ar" style:country-asian="SA" style:font-name-complex="Arial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212cm" fo:margin-bottom="0.212cm" fo:text-align="center" style:justify-single-word="false"/>
      <style:text-properties style:font-name="Courier New" fo:language="fr" fo:country="BE" style:font-name-complex="Courier New1"/>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Heading_20_1" style:display-name="Heading 1" style:family="paragraph" style:parent-style-name="Standard" style:next-style-name="Text_20_body" style:default-outline-level="1" style:list-style-name="Outline" style:class="text">
      <style:paragraph-properties fo:margin-top="0.635cm" fo:margin-bottom="0.635cm" fo:keep-with-next="always"/>
      <style:text-properties fo:language="fr" fo:country="BE" style:text-underline-style="solid" style:text-underline-width="auto" style:text-underline-color="font-color"/>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itre1" style:family="paragraph" style:parent-style-name="Standard" style:default-outline-level="" style:list-style-name="">
      <style:paragraph-properties fo:margin-top="0.423cm" fo:margin-bottom="0.212cm" fo:keep-with-next="always"/>
      <style:text-properties fo:font-size="14pt" style:font-name-asian="Arial Unicode MS" style:font-size-asian="14pt" style:font-name-complex="Arial Unicode MS" style:font-size-complex="14pt"/>
    </style:style>
    <style:style style:name="Légende1"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list-style-name="">
      <style:paragraph-properties fo:margin-top="0.212cm" fo:margin-bottom="0.212cm"/>
      <style:text-properties fo:font-weight="bold" style:font-weight-asian="bold" style:font-weight-complex="bold"/>
    </style:style>
    <style:style style:name="Plain_20_Text" style:display-name="Plain Text" style:family="paragraph" style:parent-style-name="Standard" style:default-outline-level="" style:list-style-name="">
      <style:text-properties style:font-name="Courier New" fo:font-size="10pt" style:font-size-asian="10pt" style:font-name-complex="Courier New1" style:font-size-complex="10pt"/>
    </style:style>
    <style:style style:name="Texte_20_de_20_bulles1" style:display-name="Texte de bulles1" style:family="paragraph" style:parent-style-name="Standard" style:default-outline-level="" style:list-style-name="">
      <style:text-properties style:font-name="Tahoma" fo:font-size="8pt" style:font-size-asian="8pt" style:font-name-complex="Tahoma1" style:font-size-complex="8pt"/>
    </style:style>
    <style:style style:name="Balloon_20_Text" style:display-name="Balloon Text" style:family="paragraph" style:parent-style-name="Standard" style:default-outline-level="" style:list-style-name="">
      <style:text-properties style:font-name="Tahoma" fo:font-size="8pt" style:font-size-asian="8pt" style:font-size-complex="8pt"/>
    </style:style>
    <style:style style:name="Normal_20_picture" style:display-name="Normal picture" style:family="paragraph" style:parent-style-name="Standard" style:default-outline-level="" style:list-style-name="">
      <style:paragraph-properties fo:text-align="center" style:justify-single-word="false"/>
      <style:text-properties fo:color="#000080" fo:font-size="8pt" fo:language="en" fo:country="GB" style:font-name-asian="Times" style:font-size-asian="8pt" style:font-name-complex="Times New Roman1" style:font-size-complex="8pt"/>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text-properties style:font-name="Symbol"/>
    </style:style>
    <style:style style:name="WW8Num2z0" style:family="text">
      <style:text-properties fo:font-weight="bold" style:font-weight-asian="bold"/>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style:font-name="Wingdings"/>
    </style:style>
    <style:style style:name="WW8Num6z0" style:family="text">
      <style:text-properties style:font-name="Wingdings"/>
    </style:style>
    <style:style style:name="WW8Num6z1" style:family="text">
      <style:text-properties style:font-name="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style>
    <style:style style:name="WW8Num7z3"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fo:font-weight="bold" style:font-weight-asian="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0.751cm" fo:margin-right="0.751cm" style:writing-mode="lr-tb" style:layout-grid-color="#c0c0c0" style:layout-grid-lines="43"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ataille</dc:title>
    <dc:subject>rapport tests par les étudiants</dc:subject>
    <meta:initial-creator>Colette De Muylder</meta:initial-creator>
    <dc:creator>Christopher Sacre </dc:creator>
    <meta:editing-cycles>12</meta:editing-cycles>
    <meta:print-date>2017-05-16T09:04:00</meta:print-date>
    <meta:creation-date>2017-05-16T09:04:00</meta:creation-date>
    <dc:date>2017-05-17T16:07:08.49</dc:date>
    <dc:language>fr-FR</dc:language>
    <meta:editing-duration>PT1H59S</meta:editing-duration>
    <meta:generator>OpenOffice/4.1.2$Win32 OpenOffice.org_project/412m3$Build-9782</meta:generator>
    <meta:document-statistic meta:table-count="2" meta:image-count="0" meta:object-count="0" meta:page-count="4" meta:paragraph-count="74" meta:word-count="959" meta:character-count="5698"/>
    <meta:user-defined meta:name="AppVersion">14.0000</meta:user-defined>
    <meta:user-defined meta:name="Company">IP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